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636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5984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2.2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General&quot;" style:apply-style-name="Accent_20_2" style:base-cell-address="Sheet1.C1"/>
      <style:map style:condition="cell-content()=&quot;Tex&quot;" style:apply-style-name="Accent_20_3" style:base-cell-address="Sheet1.C1"/>
      <style:map style:condition="cell-content()=&quot;Problems&quot;" style:apply-style-name="OrangeError" style:base-cell-address="Sheet1.C1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1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4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5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9"/>
    </style:style>
    <style:style style:name="ce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18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24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-&quot;" style:apply-style-name="Note" style:base-cell-address="Sheet1.D25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1"/>
    </style:style>
    <style:style style:name="ce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4"/>
    </style:style>
    <style:style style:name="ce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5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9"/>
    </style:style>
    <style:style style:name="ce5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18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24"/>
    </style:style>
    <style:style style:name="ce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-&quot;" style:apply-style-name="Note" style:base-cell-address="Sheet1.E25"/>
    </style:style>
    <style:style style:name="ce59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60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.278in"/>
    </style:style>
    <style:style style:name="ce6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.5555in"/>
    </style:style>
    <style:style style:name="ce45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.278in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+&quot;" style:apply-style-name="Good" style:base-cell-address="Sheet1.G1"/>
      <style:map style:condition="cell-content()=&quot;-&quot;" style:apply-style-name="Bad" style:base-cell-address="Sheet1.G1"/>
      <style:map style:condition="cell-content()=&quot;+-&quot;" style:apply-style-name="Neutral" style:base-cell-address="Sheet1.G1"/>
      <style:map style:condition="cell-content()=&quot;?&quot;" style:apply-style-name="Accent_20_1" style:base-cell-address="Sheet1.G1"/>
      <style:map style:condition="cell-content()=&quot;!&quot;" style:apply-style-name="ActualOrangeError" style:base-cell-address="Sheet1.G1"/>
      <style:map style:condition="cell-content()=&quot;+!&quot;" style:apply-style-name="DarkLimeAccent" style:base-cell-address="Sheet1.G1"/>
      <style:map style:condition="cell-content()=&quot;+?&quot;" style:apply-style-name="LightBlueItalicAccent" style:base-cell-address="Sheet1.G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8"/>
        <table:table-column table:style-name="co4" table:default-cell-style-name="ce39"/>
        <table:table-column table:style-name="co5" table:default-cell-style-name="ce52"/>
        <table:table-column table:style-name="co6" table:default-cell-style-name="ce59"/>
        <table:table-column table:style-name="co7" table:default-cell-style-name="ce63"/>
        <table:table-column table:style-name="co8" table:default-cell-style-name="ce3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rgenc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cture #</text:p>
          </table:table-cell>
          <table:table-cell office:value-type="string" calcext:value-type="string">
            <text:p>Problem #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ask reco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git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2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41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60" office:value-type="string" calcext:value-type="string">
            <text:p>Lin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3.7.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ral</text:p>
          </table:table-cell>
          <table:table-cell table:style-name="ce42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Wi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eral</text:p>
          </table:table-cell>
          <table:table-cell table:style-name="ce42" office:value-type="string" calcext:value-type="string">
            <text:p>-</text:p>
          </table:table-cell>
          <table:table-cell table:style-name="ce54" office:value-type="string" calcext:value-type="string">
            <text:p>-</text:p>
          </table:table-cell>
          <table:table-cell table:style-name="ce60" office:value-type="string" calcext:value-type="string">
            <text:p>squash test commi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e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Template (preamble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Problem enumerat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Start at to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Head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4.7.2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6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61" office:value-type="string" calcext:value-type="string">
            <text:p>Generic preamb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1" office:value-type="string" calcext:value-type="string">
            <text:p>Import preamb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2">
          <table:table-cell office:value-type="string" calcext:value-type="string">
            <text:p>18.7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1" office:value-type="string" calcext:value-type="string">
            <text:p>Numerate ite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2">
          <table:table-cell table:number-columns-repeated="3"/>
          <table:table-cell table:style-name="ce40"/>
          <table:table-cell/>
          <table:table-cell table:style-name="ce60"/>
          <table:table-cell table:number-columns-repeated="2"/>
        </table:table-row>
        <table:table-row table:style-name="ro2">
          <table:table-cell office:value-type="string" calcext:value-type="string">
            <text:p>4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Задавальник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2">
          <table:table-cell table:number-columns-repeated="3"/>
          <table:table-cell table:style-name="ce40"/>
          <table:table-cell table:number-columns-repeated="4"/>
        </table:table-row>
        <table:table-row table:style-name="ro2">
          <table:table-cell office:value-type="string" calcext:value-type="string">
            <text:p>4.7.22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7" office:value-type="float" office:value="1" calcext:value-type="float">
            <text:p>1</text:p>
          </table:table-cell>
          <table:table-cell table:style-name="ce56" office:value-type="string" calcext:value-type="string">
            <text:p>-</text:p>
          </table:table-cell>
          <table:table-cell office:value-type="string" calcext:value-type="string">
            <text:p>Матриц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7.22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Г9.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nsferred to rank</text:p>
          </table:table-cell>
        </table:table-row>
        <table:table-row table:style-name="ro2">
          <table:table-cell office:value-type="string" calcext:value-type="string">
            <text:p>4.7.22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Г9.11-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.7.2022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0" office:value-type="string" calcext:value-type="string">
            <text:p>Алгоритм Штрассен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.7.2022</text:p>
          </table:table-cell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0" office:value-type="string" calcext:value-type="string">
            <text:p>Проверка произведения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8"/>
          <table:table-cell table:number-columns-repeated="4"/>
        </table:table-row>
        <table:table-row table:style-name="ro2">
          <table:table-cell office:value-type="string" calcext:value-type="string">
            <text:p>4.7.22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49" office:value-type="float" office:value="10" calcext:value-type="float">
            <text:p>10</text:p>
          </table:table-cell>
          <table:table-cell table:style-name="ce57" office:value-type="string" calcext:value-type="string">
            <text:p>-</text:p>
          </table:table-cell>
          <table:table-cell office:value-type="string" calcext:value-type="string">
            <text:p>Кольца, групп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7.22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5" calcext:value-type="float">
            <text:p>5</text:p>
          </table:table-cell>
          <table:table-cell table:style-name="ce60" office:value-type="string" calcext:value-type="string">
            <text:p>Г3.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7.22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6" calcext:value-type="float">
            <text:p>6</text:p>
          </table:table-cell>
          <table:table-cell table:style-name="ce60" office:value-type="string" calcext:value-type="string">
            <text:p>Г3.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7.22</text:p>
          </table:table-cell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Problems</text:p>
          </table:table-cell>
          <table:table-cell table:style-name="ce50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60" office:value-type="string" calcext:value-type="string">
            <text:p>Г3.*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8"/>
          <table:table-cell table:number-columns-repeated="4"/>
        </table:table-row>
        <table:table-row table:style-name="ro2">
          <table:table-cell office:value-type="string" calcext:value-type="string">
            <text:p>5.7.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БЛ и Кв форм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.7.2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table:style-name="ce60" office:value-type="string" calcext:value-type="string">
            <text:p>Т Ферма, дво Лагранжа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8"/>
          <table:table-cell table:number-columns-repeated="4"/>
        </table:table-row>
        <table:table-row table:style-name="ro2">
          <table:table-cell office:value-type="string" calcext:value-type="string">
            <text:p>17.7.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.7.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lim det для стабилизирующейся последовательности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8"/>
          <table:table-cell table:number-columns-repeated="4"/>
        </table:table-row>
        <table:table-row table:style-name="ro2">
          <table:table-cell office:value-type="string" calcext:value-type="string">
            <text:p>18.7.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Диагонализаци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.7.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cube+triangle problem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8"/>
          <table:table-cell table:number-columns-repeated="4"/>
        </table:table-row>
        <table:table-row table:style-name="ro2">
          <table:table-cell office:value-type="string" calcext:value-type="string">
            <text:p>21.7.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Кольцо многочлено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.7.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s</text:p>
          </table:table-cell>
          <table:table-cell table:style-name="ce48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Опрль Вандермонда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8"/>
          <table:table-cell table:number-columns-repeated="4"/>
        </table:table-row>
        <table:table-row table:style-name="ro2">
          <table:table-cell office:value-type="string" calcext:value-type="string">
            <text:p>22.7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lems</text:p>
          </table:table-cell>
          <table:table-cell table:style-name="ce48" office:value-type="string" calcext:value-type="string">
            <text:p>!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ан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.7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blems</text:p>
          </table:table-cell>
          <table:table-cell table:style-name="ce48" office:value-type="string" calcext:value-type="string">
            <text:p>!</text:p>
          </table:table-cell>
          <table:table-cell office:value-type="float" office:value="5" calcext:value-type="float">
            <text:p>5</text:p>
          </table:table-cell>
          <table:table-cell table:style-name="ce45" table:formula="of:=[.F19]" office:value-type="string" office:string-value="Г9.10" calcext:value-type="string">
            <text:p>Г9.10</text:p>
          </table:table-cell>
          <table:table-cell table:number-columns-repeated="2"/>
        </table:table-row>
        <table:table-row table:style-name="ro2" table:number-rows-repeated="17">
          <table:table-cell table:number-columns-repeated="3"/>
          <table:table-cell table:style-name="ce48"/>
          <table:table-cell table:number-columns-repeated="4"/>
        </table:table-row>
        <table:table-row table:style-name="ro2" table:number-rows-repeated="978">
          <table:table-cell table:number-columns-repeated="8"/>
        </table:table-row>
        <table:table-row table:style-name="ro2" table:number-rows-repeated="41">
          <table:table-cell table:number-columns-repeated="3"/>
          <table:table-cell table:style-name="ce51"/>
          <table:table-cell table:number-columns-repeated="4"/>
        </table:table-row>
        <table:table-row table:style-name="ro2" table:number-rows-repeated="104749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heet1.G1:Sheet1.G1048576">
            <calcext:condition calcext:apply-style-name="Good" calcext:value="=&quot;+&quot;" calcext:base-cell-address="Sheet1.G1"/>
            <calcext:condition calcext:apply-style-name="Bad" calcext:value="=&quot;-&quot;" calcext:base-cell-address="Sheet1.G1"/>
            <calcext:condition calcext:apply-style-name="Neutral" calcext:value="=&quot;+-&quot;" calcext:base-cell-address="Sheet1.G1"/>
            <calcext:condition calcext:apply-style-name="Accent 1" calcext:value="=&quot;?&quot;" calcext:base-cell-address="Sheet1.G1"/>
            <calcext:condition calcext:apply-style-name="ActualOrangeError" calcext:value="=&quot;!&quot;" calcext:base-cell-address="Sheet1.G1"/>
            <calcext:condition calcext:apply-style-name="DarkLimeAccent" calcext:value="=&quot;+!&quot;" calcext:base-cell-address="Sheet1.G1"/>
            <calcext:condition calcext:apply-style-name="LightBlueItalicAccent" calcext:value="=&quot;+?&quot;" calcext:base-cell-address="Sheet1.G1"/>
          </calcext:conditional-format>
          <calcext:conditional-format calcext:target-range-address="Sheet1.D1079:Sheet1.D1048576 Sheet1.D1:Sheet1.D1 Sheet1.D23:Sheet1.D23 Sheet1.D28:Sheet1.D1037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038:Sheet1.D1078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:Sheet1.D3 Sheet1.D7:Sheet1.D8 Sheet1.D13:Sheet1.D17 Sheet1.D19:Sheet1.D23 Sheet1.D28:Sheet1.D104857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1"/>
          </calcext:conditional-format>
          <calcext:conditional-format calcext:target-range-address="Sheet1.E1:Sheet1.E3 Sheet1.E7:Sheet1.E8 Sheet1.E19:Sheet1.E23 Sheet1.E13:Sheet1.E17 Sheet1.E28:Sheet1.E104857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1"/>
            <calcext:condition calcext:apply-style-name="Note" calcext:value="=&quot;-&quot;" calcext:base-cell-address="Sheet1.E1"/>
          </calcext:conditional-format>
          <calcext:conditional-format calcext:target-range-address="Sheet1.D4:Sheet1.D4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4"/>
          </calcext:conditional-format>
          <calcext:conditional-format calcext:target-range-address="Sheet1.E4:Sheet1.E4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4"/>
            <calcext:condition calcext:apply-style-name="Note" calcext:value="=&quot;-&quot;" calcext:base-cell-address="Sheet1.E4"/>
          </calcext:conditional-format>
          <calcext:conditional-format calcext:target-range-address="Sheet1.D5:Sheet1.D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5"/>
          </calcext:conditional-format>
          <calcext:conditional-format calcext:target-range-address="Sheet1.E5:Sheet1.E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5"/>
            <calcext:condition calcext:apply-style-name="Note" calcext:value="=&quot;-&quot;" calcext:base-cell-address="Sheet1.E5"/>
          </calcext:conditional-format>
          <calcext:conditional-format calcext:target-range-address="Sheet1.B1:Sheet1.B8 Sheet1.B13:Sheet1.B17 Sheet1.B21:Sheet1.B23 Sheet1.B28:Sheet1.B1048576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9:Sheet1.B12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9:Sheet1.D12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9"/>
          </calcext:conditional-format>
          <calcext:conditional-format calcext:target-range-address="Sheet1.E9:Sheet1.E12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9"/>
            <calcext:condition calcext:apply-style-name="Note" calcext:value="=&quot;-&quot;" calcext:base-cell-address="Sheet1.E9"/>
          </calcext:conditional-format>
          <calcext:conditional-format calcext:target-range-address="Sheet1.C1:Sheet1.C1048576 Sheet1.H1:Sheet1.H1048576">
            <calcext:condition calcext:apply-style-name="Accent 2" calcext:value="=&quot;General&quot;" calcext:base-cell-address="Sheet1.C1"/>
            <calcext:condition calcext:apply-style-name="Accent 3" calcext:value="=&quot;Tex&quot;" calcext:base-cell-address="Sheet1.C1"/>
            <calcext:condition calcext:apply-style-name="OrangeError" calcext:value="=&quot;Problems&quot;" calcext:base-cell-address="Sheet1.C1"/>
          </calcext:conditional-format>
          <calcext:conditional-format calcext:target-range-address="Sheet1.B19:Sheet1.B22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25:Sheet1.D27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25"/>
          </calcext:conditional-format>
          <calcext:conditional-format calcext:target-range-address="Sheet1.E25:Sheet1.E27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25"/>
            <calcext:condition calcext:apply-style-name="Note" calcext:value="=&quot;-&quot;" calcext:base-cell-address="Sheet1.E25"/>
          </calcext:conditional-format>
          <calcext:conditional-format calcext:target-range-address="Sheet1.B27:Sheet1.B27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25:Sheet1.B27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B24:Sheet1.B24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24:Sheet1.D24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24"/>
          </calcext:conditional-format>
          <calcext:conditional-format calcext:target-range-address="Sheet1.E24:Sheet1.E24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24"/>
            <calcext:condition calcext:apply-style-name="Note" calcext:value="=&quot;-&quot;" calcext:base-cell-address="Sheet1.E24"/>
          </calcext:conditional-format>
          <calcext:conditional-format calcext:target-range-address="Sheet1.B18:Sheet1.B18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  <calcext:conditional-format calcext:target-range-address="Sheet1.D18:Sheet1.D18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18"/>
          </calcext:conditional-format>
          <calcext:conditional-format calcext:target-range-address="Sheet1.E18:Sheet1.E18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18"/>
            <calcext:condition calcext:apply-style-name="Note" calcext:value="=&quot;-&quot;" calcext:base-cell-address="Sheet1.E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rangeError" style:family="table-cell" style:parent-style-name="Error">
      <style:table-cell-properties fo:background-color="#966a00"/>
    </style:style>
    <style:style style:name="ActualOrangeError" style:family="table-cell" style:parent-style-name="Default">
      <style:table-cell-properties fo:background-color="#b85c00" style:diagonal-bl-tr="none" style:diagonal-tl-br="none"/>
      <style:text-properties fo:color="#ffffff" fo:font-weight="bold"/>
    </style:style>
    <style:style style:name="DarkLimeAccent" style:family="table-cell" style:parent-style-name="Default">
      <style:table-cell-properties fo:background-color="#468a1a"/>
      <style:text-properties fo:color="#ffffff" fo:font-weight="bold"/>
    </style:style>
    <style:style style:name="LightBlueItalicAccent" style:family="table-cell" style:parent-style-name="Default">
      <style:table-cell-properties fo:background-color="#5983b0" style:diagonal-bl-tr="none" style:diagonal-tl-br="none"/>
      <style:text-properties fo:color="#ffffff" fo:font-style="italic" fo:font-weight="bold"/>
    </style:style>
    <style:style style:name="GoldItalic" style:family="table-cell" style:parent-style-name="Default">
      <style:table-cell-properties fo:background-color="#ffe994"/>
      <style:text-properties fo:font-style="italic"/>
    </style:style>
    <style:style style:name="LightGoldItalic" style:family="table-cell" style:parent-style-name="Default">
      <style:table-cell-properties fo:background-color="#fff5ce"/>
      <style:text-properties fo:font-style="ital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3">00/00/0000</text:date>, <text:time style:data-style-name="N2" text:time-value="01:47:14.697216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7:25:45.265534828</meta:creation-date>
    <dc:date>2022-07-23T02:54:16.848294185</dc:date>
    <meta:editing-duration>PT16H52M13S</meta:editing-duration>
    <meta:editing-cycles>53</meta:editing-cycles>
    <meta:generator>LibreOffice/7.3.1.3$Linux_X86_64 LibreOffice_project/30$Build-3</meta:generator>
    <meta:document-statistic meta:table-count="1" meta:cell-count="222" meta:object-count="0"/>
  </office:meta>
</office:document-meta>
</file>